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DRIGUEZ VILLAVICENCIO, JAVIER ELI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8132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VILLAVICENCIO, JAVIER ELIA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8132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7759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3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5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81111015</text:p>
          </table:table-cell>
          <table:table-cell table:style-name="Tabla2.D3" office:value-type="string">
            <text:p text:style-name="P23">5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3:49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